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" manifest:media-type="application/vnd.sun.star.oleobject"/>
  <manifest:file-entry manifest:full-path="meta.xml" manifest:media-type="text/xml"/>
  <manifest:file-entry manifest:full-path="Object 1" manifest:media-type="application/vnd.sun.star.oleobject"/>
  <manifest:file-entry manifest:full-path="Object 2" manifest:media-type="application/vnd.sun.star.oleobjec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ource">
      <style:paragraph-properties fo:line-height="100%"/>
    </style:style>
    <style:style style:name="P2" style:family="paragraph" style:parent-style-name="Source">
      <style:text-properties fo:font-style="italic" style:font-style-asian="italic" style:font-style-complex="italic"/>
    </style:style>
    <style:style style:name="P3" style:family="paragraph" style:parent-style-name="Chapitre_20_Titre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loext:char-shading-value="0" style:font-style-asian="italic" style:font-style-complex="italic"/>
    </style:style>
    <style:style style:name="T3" style:family="text">
      <style:text-properties fo:font-style="italic" fo:background-color="transparent" loext:char-shading-value="0" style:font-style-asian="italic" style:font-style-complex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fo:background-color="#00ffff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059cm" draw:visible-area-height="0.918cm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235cm" draw:visible-area-height="0.918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Page">{167}</text:span>INDEX BIBLIOGRAPHIQUE</text:p>
      <text:p text:style-name="Section_20_Titre_20_NS">I. — MANUSCRITS</text:p>
      <text:p text:style-name="Source">Apremont. — Titres de cette baronnie : archives de la Savoie.</text:p>
      <text:p text:style-name="Source">Archevêché de Tarentaise. — Titres : archives de la Savoie.</text:p>
      <text:p text:style-name="Source">Archives communales d’Albertville. — A la mairie d’Albertville.</text:p>
      <text:p text:style-name="Source">Archives communales de Bassens. — A la mairie de Bassens.</text:p>
      <text:p text:style-name="Source">Archives communales de Beaufort. — A la mairie de Beaufort et aux archives de la Savoie.</text:p>
      <text:p text:style-name="Source">Archives communales de Bellecombe-en-Bauges. — A la mairie de Bellecombe-en-Bauges.</text:p>
      <text:p text:style-name="Source">Archives communales de Bourg-Saint-Maurice. — A la mairie de Bourg-Saint-Maurice.</text:p>
      <text:p text:style-name="Source">Archives communales de Bozel. — A la mairie de Bozel.</text:p>
      <text:p text:style-name="Source">Archives communales de Chambéry. — A la mairie de Chambéry.</text:p>
      <text:p text:style-name="Source">Archives communales de la Chavanne. — A la mairie de la Chavanne.</text:p>
      <text:p text:style-name="Source">Archives communales d’Entremont-le-Vieux. — A la mairie d’Entremont-le-Vieux.</text:p>
      <text:p text:style-name="Source">Archives communales d’Hautecour. — A la mairie d’Hautecour.</text:p>
      <text:p text:style-name="Source">Archives communales de Lanslevillard. — A la mairie de Lanslevillard.</text:p>
      <text:p text:style-name="Source">Archives communales de Mâcot. — A la mairie de Mâcot.</text:p>
      <text:p text:style-name="Source">Archives communales de Montaimont. — A la mairie de Montaimont.</text:p>
      <text:p text:style-name="Source">Archives communales de Montmélian. — A la mairie de Montmélian et aux archives de la Savoie.</text:p>
      <text:p text:style-name="Source">Archives communales de Motz. — A la mairie de Motz.</text:p>
      <text:p text:style-name="Source">Archives communales de Peisey. — A la mairie de Peisey.</text:p>
      <text:p text:style-name="Source">Archives communales de Planay. — A la mairie de Planay.</text:p>
      <text:p text:style-name="Source">Archives communales de Presle. — A la mairie de Presle.</text:p>
      <text:p text:style-name="Source">Archives communales de Puygros. — A la mairie de Puygros.</text:p>
      <text:p text:style-name="Source">Archives communales de Queige. — A la mairie de Queige.</text:p>
      <text:p text:style-name="Source">Archives communales de Saint-Alban. — A la mairie de Saint-Alban.</text:p>
      <text:p text:style-name="Source"><text:span text:style-name="Page">{168}</text:span>Archives communales de Saint-Cassin. — A la mairie de Saint-Cassin.</text:p>
      <text:p text:style-name="Source">Archives communales de Saint-Jean-de-Belleville. — A la mairie de Saint-Jean-de-Belleville.</text:p>
      <text:p text:style-name="Source">Archives communales de Saint-Jean-de-Chevelu. — A la mairie de Saint-Jean de Chevelu.</text:p>
      <text:p text:style-name="Source">Archives communales de Saint-Jean-de-Maurienne. — A la mairie de Saint-Jean-de-Maurienne.</text:p>
      <text:p text:style-name="Source">Archives communales de Saint-Laurent-de-la-Côte. — A la mairie de Saint-Laurent-de-la-Côte.</text:p>
      <text:p text:style-name="Source">Archives communales de Saint-Martin-de-Belleville. — A la mairie de Saint-Martin-de-Belleville.</text:p>
      <text:p text:style-name="Source">Archives communales de Saint-Michel. — A la mairie de Saint-Michel.</text:p>
      <text:p text:style-name="Source">Archives communales de Saint-Pierre-d’Albigny. — A la mairie de Saint-Pierre d’Albigny.</text:p>
      <text:p text:style-name="Source">Archives communales de Thénésol. — A la mairie de Thénésol.</text:p>
      <text:p text:style-name="Source">Archives du Sénat de Savoie. — Au palais de justice, à Chambéry.</text:p>
      <text:p text:style-name="Source">Archives hospitalières de Chambéry.</text:p>
      <text:p text:style-name="Source">Archives hospitalières de Moûtiers.</text:p>
      <text:p text:style-name="Source">Arvillard. — Titres de ce prieuré : archives du Sénat de Savoie.</text:p>
      <text:p text:style-name="Source">Bénéfices-cures, par ordre alphabétique de communes. — Titres : archives de la Savoie.</text:p>
      <text:p text:style-name="Source">Bernardines de Conflans. — Titres de ce monastère : archives de la Savoie.</text:p>
      <text:p text:style-name="Source">Betton. — Titres de cette abbaye : archives du Sénat de Savoie.</text:p>
      <text:p text:style-name="Source">Bissy. — Titres de ce prieuré : archives de la Savoie.</text:p>
      <text:p text:style-name="Source">Bourget-du-Lac. — Titres de ce prieuré : archives de la Savoie.</text:p>
      <text:p text:style-name="Source">Cadastre général de Savoie. — Titres : archives de la Savoie.</text:p>
      <text:p text:style-name="Source"><text:soft-page-break/>Cartulaire de l’évêché de Maurienne.</text:p>
      <text:p text:style-name="Source">Cartularium Sabaudie. — Bibliothèque nationale, fonds latin, n° 10031.</text:p>
      <text:p text:style-name="Source">Chambéry. — Titres des confréries, corporations et autres sociétés laïques ; des couvents des Annonciades, des Bernardines, des Carmélites, des Carmes déchaussés, des Cordeliers, des Dominicains, des Religieuses de Sainte-Claire, des Ursulines, des Visitandines : archives de la Savoie.</text:p>
      <text:p text:style-name="Source">Chapitre cathédral de Belley. — Titres : archives du Sénat de Savoie.</text:p>
      <text:p text:style-name="Source">Chapitre cathédral de Chambéry. — Titres : archives du Sénat de Savoie.</text:p>
      <text:p text:style-name="Source"><text:span text:style-name="Page">{169}</text:span>Chapitre cathédral de Genève. — Titres : archives du Sénat de Savoie.</text:p>
      <text:p text:style-name="Source">Chapitre cathédral de Saint-Jean-de-Maurienne. — Titres : archives de la Savoie.</text:p>
      <text:p text:style-name="Source">Chapitre collégial d’Aiguebelle. — Titres : archives de la Savoie et archives du Sénat de Savoie.</text:p>
      <text:p text:style-name="Source">Chapitre collégial d’Aix-les-Bains. — Titres : archives du Sénat de Savoie.</text:p>
      <text:p text:style-name="Source">Chapitre collégial de la Chambre. — Titres : archives de la Savoie et archives du Sénat de Savoie.</text:p>
      <text:p text:style-name="Source">Chapitre collégial de la Sainte-Chapelle, à Chambéry. — Titres : archives de la Savoie.</text:p>
      <text:p text:style-name="Source">Chapitre métropolitain de Tarentaise. — Titres : archives de la Savoie et archives du Sénat de Savoie.</text:p>
      <text:p text:style-name="Source">Chartreuse d’Aillon. — Titres : archives de la Savoie.</text:p>
      <text:p text:style-name="Source">Chartreuse de Saint-Hugon. — Titres : archives de la Savoie.</text:p>
      <text:p text:style-name="Source">Chindrieux. — Titres de ce prieuré : archives de la Savoie et archives du Sénat de Savoie.</text:p>
      <text:p text:style-name="Source">Commanderie des Echelles. — Titres : archives de la Savoie et archives du Sénat de Savoie.</text:p>
      <text:p text:style-name="Source">Commanderie de Lémenc. — Titres : archives du Sénat de Savoie.</text:p>
      <text:p text:style-name="Source">Commanderie de Saint-Antoine, de Chambéry. — Titres : archives du Sénat de Savoie.</text:p>
      <text:p text:style-name="Source">Commanderie de Sainte-Hélène-du-Lac. — Titres : archives du Sénat de Savoie.</text:p>
      <text:p text:style-name="Source">Commanderie de Saint-Laurent, d’Ugines. — Titres : archives du Sénat de Savoie.</text:p>
      <text:p text:style-name="Source">Commanderie du Mollard-de-Vions. — Titres : archives du Sénat de Savoie.</text:p>
      <text:p text:style-name="Source">Comté de Montmayeur. — Titres : archives de la Savoie.</text:p>
      <text:p text:style-name="Source">Comté d’Outrechaise. — Titres : archives de la Savoie.</text:p>
      <text:p text:style-name="Source">Comté de la Val-d’Isère. — Titres : archives de la Savoie.</text:p>
      <text:p text:style-name="Source">Comté d’Hurtières. — Titres : archives de la Savoie.</text:p>
      <text:p text:style-name="Source">Confréries, corporations et autres sociétés laïques. — Titres : archives du Sénat de Savoie. <text:span text:style-name="T1">Voir</text:span> Chambéry.</text:p>
      <text:p text:style-name="Source">Cures d’Aiguebelle, la Bridoire, Cognin, la Croix-de-la-Rochette, les Déserts, les Marches, Saint-Cassin, Saint-Ombre, Saint-Pierre-d’Albigny, Yenne. — Titres : archives du Sénat de Savoie.</text:p>
      <text:p text:style-name="Source">Domaines féodaux. — Titres : archives du Sénat de Savoie.</text:p>
      <text:p text:style-name="Source">Etats des dîmes et revenus des cures des paroisses de la province de Savoie-Propre : archives du Sénat de Savoie.</text:p>
      <text:p text:style-name="Source"><text:span text:style-name="Page">{170}</text:span>Evêché de Chambéry. — Titres : archives de la Savoie.</text:p>
      <text:p text:style-name="Source">Evêché de Maurienne. — Titres : archives de la Savoie.</text:p>
      <text:p text:style-name="Source">Grésy-en-Genevois (Grésy-sur-Aix). — Titres du prieuré Saint-Nicolas : archives de la Savoie et archives du Sénat de Savoie.</text:p>
      <text:p text:style-name="Source">Hautecombe. — Titres de cette abbaye : archives de la Savoie et archives du Sénat de Savoie.</text:p>
      <text:p text:style-name="Source">Hôpitaux d’Aiguebelle, Aime, Conflans, Flumet, de la Miséricorde à Saint-Jean-de-Maurienne, de Montmélian et Moûtiers. — Titres : archives du Sénat de Savoie.</text:p>
      <text:p text:style-name="Source">Hospice du Grand-Saint-Bernard. — Titres : archives du Sénat de Savoie.</text:p>
      <text:p text:style-name="Source"><text:span text:style-name="T1">Indice Savoya,</text:span> répertoire analytique des concessions, investitures et consignements de fiefs dans le duché de Savoie, par ordre alphabétique de communes : archives de la Savoie.</text:p>
      <text:p text:style-name="Source">Intendance de Maurienne. — Titres : archives de la Savoie.</text:p>
      <text:p text:style-name="Source">Intendance de Tarentaise. — Titres : archives de la Savoie.</text:p>
      <text:p text:style-name="Source">Intendance générale de Savoie. — Titres : archives de la Savoie et archives du Sénat de Savoie.</text:p>
      <text:p text:style-name="Source">Judicatures-majes. — Titres : archives du Sénat de Savoie.</text:p>
      <text:p text:style-name="Source">Lémenc. — Titres de la confrérie de S. Conchors : archives de la Savoie.</text:p>
      <text:p text:style-name="Source"><text:soft-page-break/>Maladrerie de la Chambre. — Titres : archives du Sénat de Savoie.</text:p>
      <text:p text:style-name="Source">Minutes des notaires Chevalier-Joly, Chichinod, Didier Barthélemy, Didier Claude, Didier Jacques, Mangier, Morris, Naz, Rochet, Rosset, Ruffard : archives de la Savoie.</text:p>
      <text:p text:style-name="Source">Miolans prison d’Etat. — Titres : archives de la Savoie.</text:p>
      <text:p text:style-name="Source">Montmélian. — Titres du couvent des Dominicains : archives de la Savoie, archives du Sénat de Savoie et archives municipales.</text:p>
      <text:p text:style-name="Source">Motte-Montfort (la). — Titres de ce prieuré : archives de la Savoie.</text:p>
      <text:p text:style-name="Source">Moûtiers. — Titres du couvent des Franciscains : archives de la Savoie.</text:p>
      <text:p text:style-name="Source">Notre-Dame-de-Bellevaux-en-Bauges. — Titres de ce prieuré : archives de la Savoie et archives du Sénat de Savoie.</text:p>
      <text:p text:style-name="Source">Notre-Dame-de-Myans, à Myans. — Titres de ce couvent : archives de la Savoie et archives du Sénat de Savoie.</text:p>
      <text:p text:style-name="Source">Notre-Dame-des-Carmes, à la Rochette. — Titres de ce couvent : archives de la Savoie.</text:p>
      <text:p text:style-name="Source">Officialité de l’archevêché de Tarentaise. — Titres : archives de la Savoie et archives du Sénat de Savoie.</text:p>
      <text:p text:style-name="Source"><text:span text:style-name="Page">{171}</text:span>Officialité du décanat de Savoie. — Titres : archives de la Savoie.</text:p>
      <text:p text:style-name="Source">Ordre des Saints Maurice et Lazare. — Titres : archives de la Savoie et archives du Sénat de Savoie.</text:p>
      <text:p text:style-name="Source">Parlement français de Chambéry. — Titres : archives du Sénat de Savoie.</text:p>
      <text:p text:style-name="Source">Pont-de-Beauvoisin. — Titres du couvent des Carmes déchaussés : archives de la Savoie.</text:p>
      <text:p text:style-name="Source">Prieurés-cures de Saint-Martin d’Aime, de Saint-Valentin de Bissy et d’Yenne. — Titres : archives du Sénat de Savoie.</text:p>
      <text:p text:style-name="Source">Procès-verbaux de visite des églises de Beaufort, Chamoux, Héry-sur-Ugines, Laissaud, Queige, Saint-Maxime-de-Beaufort et Ugines : archives du Sénat de Savoie.</text:p>
      <text:p text:style-name="Source">Saint-Baldoph. — Titres de ce prieuré : archives du Sénat de Savoie.</text:p>
      <text:p text:style-name="Source">Saint-Béron. — Titres de ce prieuré : archives du Sénat de Savoie.</text:p>
      <text:p text:style-name="Source">Sainte-Marie-Egyptienne, à Chambéry. — Titres de ce monastère : archives de la Savoie et archives du Sénat de Savoie.</text:p>
      <text:p text:style-name="Source">Saint-Genix. — Titres de ce prieuré : archives du Sénat de Savoie.</text:p>
      <text:p text:style-name="Source">Saint-Innocent. — Titres de ce prieuré : archives de la Savoie et archives du Sénat de Savoie.</text:p>
      <text:p text:style-name="Source">Saint-Pierre-de-Lémenc, à Chambéry. — Titres de ce prieuré : archives de la Savoie et archives du Sénat de Savoie.</text:p>
      <text:p text:style-name="Source">Seigneuries de la Rochette et de Saint-Cassin. — Titres : archives de la Savoie.</text:p>
      <text:p text:style-name="Source">Sénat de Savoie. — Titres : archives du Sénat de Savoie.</text:p>
      <text:p text:style-name="Source">Sommaire des fiefs de la Savoie-Propre relevant immédiatement du domaine souverain : archives de la Savoie.</text:p>
      <text:p text:style-name="Source">Tamié. — Titres de cette abbaye : archives de la Savoie et archives du Sénat de Savoie.</text:p>
      <text:p text:style-name="Source">Terrier des Montmayeur : archives hospitalières de Chambéry.</text:p>
      <text:p text:style-name="Source">Terrier du marquis d’Arvillard : archives de la Savoie.</text:p>
      <text:p text:style-name="Source">Terrier du marquis de Chaumont : archives de la Savoie.</text:p>
      <text:p text:style-name="Source">Terrier du marquis de Beaufort : archives de la Savoie.</text:p>
      <text:p text:style-name="Source">Trésorerie générale de la Savoie. — Titres : archives de la Savoie.</text:p>
      <text:p text:style-name="Source">Trésoreries provinciales de Maurienne et de Tarentaise. — Titres : archives de la Savoie.</text:p>
      <text:p text:style-name="Source">Villard-Sallet. — Titres du couvent des Célestins : archives de la Savoie.</text:p>
      <text:p text:style-name="Source">Yenne. — Titres du prieuré des Bénédictins : archives de la Savoie.</text:p>
      <text:p text:style-name="Section_20_Titre"><text:span text:style-name="Page">{172}</text:span>II. — IMPRIMÉS</text:p>
      <text:p text:style-name="Source"><text:span text:style-name="T1">Acta ecclesie Tarentasiensis in diœcesana synodo habita Munsterii,</text:span> III° nonas Maii 1619. — 1802.</text:p>
      <text:p text:style-name="Source"><text:span text:style-name="T1">Acta sanctorum ex latinis et græcis monumentis collecta.</text:span> Collegit J. Bollandus.</text:p>
      <text:p text:style-name="Source"><text:soft-page-break/>Albane (Ernest d’). <text:span text:style-name="T1">Documents pour servir à l’histoire de la Maurienne ;</text:span> 1868, in-8° (Travaux de la société d’histoire et d’archéologie de la Maurienne, t. II, 3<text:span text:style-name="T4">e</text:span> bulletin).</text:p>
      <text:p text:style-name="Source">Alliaudi (l’abbé J.-F.). <text:span text:style-name="T1">Pouillé de l’archidiocèse de Tarentaise ;</text:span> 1875, in-8° (Mém. et docum. de l’acad. de la Val-d’Isère, t. III).</text:p>
      <text:p text:style-name="Source">— <text:span text:style-name="T1">Vieux parchemins de Marthod ; les habitants de Marthod et la leyde à payer au marché de Conflans ;</text:span> 1875, in-8° (<text:span text:style-name="T1">Ibidem</text:span>).</text:p>
      <text:p text:style-name="Source">Alliaudi (l’abbé J.-F.) et Miédan (l’abbé A.). <text:span text:style-name="T1">Hypsomètrie de la province ecclésiastique de Savoie</text:span> (<text:span text:style-name="T1">Savoie et Haute-Savoie</text:span>) ; 1866, in-8° (Mém. et docum. de l’acad. de la Val-d’Isère, t. III).</text:p>
      <text:p text:style-name="Source"><text:span text:style-name="T1">Annuaires ecclésiastiques des duchés de Savoie et d’Aoste et des autres lieux qui forment la province ecclésiastique de l’archevêché de Chambéry,</text:span> 1820 à 1823.</text:p>
      <text:p text:style-name="Source">Anville (d’). <text:span text:style-name="T1">Notice de l’ancienne Gaule, tirée des monuments romains ;</text:span> 1760, in-4°.</text:p>
      <text:p text:style-name="Source">Archange (le Père). <text:span text:style-name="T1">Le château de Tournon-sur-Isère</text:span> (<text:span text:style-name="T1">Savoie</text:span>) ; <text:span text:style-name="T1">précis historique ;</text:span> 1875, in-8° (Trav. de la société d’hist. et d’archéol. de la Maurienne, t. III, 3<text:span text:style-name="T4">e</text:span> b<text:span text:style-name="T4">in</text:span>).</text:p>
      <text:p text:style-name="Source">Assier (F.-C.-A.). <text:span text:style-name="T1">Notice historique sur la commune de la Chapelle, canton de la Chambre ;</text:span> 1868, in-8° (Trav. de la soc. d’hist. et d’archéol. de la Maurienne, t. II, 3<text:span text:style-name="T4">e</text:span> b<text:span text:style-name="T4">in</text:span>).</text:p>
      <text:p text:style-name="Source"><text:span text:style-name="T1">Atlas géographique de la Savoie,</text:span> en sept feuilles, à l’échelle de 1 pour 150000.</text:p>
      <text:p text:style-name="Source">Baluze. <text:span text:style-name="T1">Capitularia regum Francorum ;</text:span> 1677, 2 vol. in-fol.</text:p>
      <text:p text:style-name="Source">Barbier de Montault (M<text:span text:style-name="T4">gr</text:span> X.). <text:span text:style-name="T1">Notes archéologiques sur Moûtiers et la Tarentaise ;</text:span> 1875, in-8° (Mém. et docum. de l’acad. de la Val-d’Isère, t. III).</text:p>
      <text:p text:style-name="Source">Barthélemy (Anat. de). <text:span text:style-name="T1">Liste des noms de lieux inscrits sur les monnaies mèrovingiennes,</text:span> dans la Bibl. de l’école des chartes, t. XXVI.</text:p>
      <text:p text:style-name="Source">Bartoli (Georges). <text:span text:style-name="T1">Les Bauges ;</text:span> 1892, in-8° (Annuaire du club alpin français, 19<text:span text:style-name="T4">e</text:span> vol.).</text:p>
      <text:p text:style-name="Source">Bartolomeis. <text:span text:style-name="T1">Notizie topoprafiche e statistiche sugli stati di S.M. il re di Sardegna ;</text:span> 1811, 4 vol., gr. in-8°.</text:p>
      <text:p text:style-name="Source"><text:span text:style-name="Page">{173}</text:span>Beaumont (Albanis de). <text:span text:style-name="T1">Description des Alpes grecques et cottiennes ;</text:span> 1802, 2 vol. in-4°.</text:p>
      <text:p text:style-name="Source">Bergier. <text:span text:style-name="T1">Histoire des grands chemins de l’empire romain ;</text:span> 1622, in-4°.</text:p>
      <text:p text:style-name="Source">Bernard (Aug.). <text:span text:style-name="T1">Cartulaire de l’Abbaye de Savigny,</text:span> 1852-1853, 2 vol. in-4° (Coll. des docum. inédits).</text:p>
      <text:p text:style-name="Source">Bertolotti (Davide). <text:span text:style-name="T1">Viaggio in Savoja, ossia descrizione degli stati oltramontani di S.M. il re di Sardegna ;</text:span> 1828, 2 vol. in-8°.</text:p>
      <text:p text:style-name="Source">Besson. <text:span text:style-name="T1">Mémoires pour l’histoire ecclésiastique de Genève, Tarentaise, Aoste et Maurienne et du décanat de Savoie ;</text:span> 1759, in-4°.</text:p>
      <text:p text:style-name="Source">Billiet (M<text:span text:style-name="T4">gr</text:span> Alexis). <text:span text:style-name="T1">Notice sur le village de Brios où mourut Charles le Chauve ;</text:span> 1835, in-8° (Mém. de l’acad. de Savoie, 1<text:span text:style-name="T4">re</text:span> série, t. VII).</text:p>
      <text:p text:style-name="Source">Billiet et Gravier (les chanoines). <text:span text:style-name="T1">Hypsomètrie du diocèse de Maurienne, soit du bassin de l’Arc, depuis Montmélian jusqu’au Montcenis :</text:span> 1843, in-8°, (Mém. de l’acad. de Savoie, 1<text:span text:style-name="T4">re</text:span> série, t. XI).</text:p>
      <text:p text:style-name="Source">Blaen. <text:span text:style-name="T1">Sabaudiæ ducatus ;</text:span> 1630, in-fol.</text:p>
      <text:p text:style-name="Source">Blanchard (Claudius). <text:span text:style-name="T1">Histoire de l’abbaye d’Hautecombe ;</text:span> 1867, in-8° (Mém. de la soc. sav. d’hist. et d’archéol., t. XI).</text:p>
      <text:p text:style-name="Source">Bolland. <text:span text:style-name="T1">Voir</text:span> Acta sanctorum.</text:p>
      <text:p text:style-name="Source">Borrel (E.-L.). <text:span text:style-name="T1">Les constructions féodales de la Tarentaise,</text:span> 1880, in-8° (Congrès des soc. sav. de la Savoie, t. III).</text:p>
      <text:p text:style-name="Source">Borson. <text:span text:style-name="T1">Etude sur la frontière du sud-est depuis l’annexion à la France de la Savoie et du comté de Nice ;</text:span> 1870, in-16.</text:p>
      <text:p text:style-name="Source">Bouquet (Dom). <text:span text:style-name="T1">Recueil des historiens des Gaules et de la France ;</text:span> t. I et suiv.</text:p>
      <text:p text:style-name="Source">Bourcet (de). <text:span text:style-name="T1">Mémoires militaires sur les frontières de la France ou du Piémont et de la Savoie, depuis l’embouchure du Var jusqu’au lac de Genève ;</text:span> 1802, in-8°.</text:p>
      <text:p text:style-name="Source">Brand (l’abbé Placide). <text:span text:style-name="T1">Pouillé du diocèse de Genève publié d’après un manuscrit de la bibliothèque nationale ;</text:span> 1881, in-8° (Mém. et docum. de l’acad. salésienne, t. III).</text:p>
      <text:p text:style-name="Source">Brossard (Joseph). <text:span text:style-name="T1">Cartulaire de Bourg-en-Bresse</text:span> précédé d’un essai sur l’histoire de Bourg par Ch. Jarrin ; 1882, in-4°.</text:p>
      <text:p text:style-name="Source"><text:soft-page-break/>Burnier (Eugène). <text:span text:style-name="T1">Le château et le prieuré du Bourget ;</text:span> 1866, in-8° (Mém. de la soc. sav. d’hist. et d’arch., t. X).</text:p>
      <text:p text:style-name="Source">— <text:span text:style-name="T1">Les franchises de Moûtiers en Savoie, note historique ;</text:span> 1866, in-8° (Mém. et docum. de l’acad. de la Val-d’Isère, t. I).</text:p>
      <text:p text:style-name="Source">— <text:span text:style-name="T1">Pièces inédites relatives à la province de Maurienne ;</text:span> 1866, <text:span text:style-name="Page">{174}</text:span>in-8° (Trav. de la soc. d’hist et d’arch. de la Maurienne, t. I, 5<text:span text:style-name="T4">e</text:span> b<text:span text:style-name="T4">in</text:span>).</text:p>
      <text:p text:style-name="Source">— <text:span text:style-name="T1">La chartreuse de Saint-Hugon en Savoie ;</text:span> 1869, in-8° (Mém. de l’acad. de Savoie, 2<text:span text:style-name="T4">e</text:span> série, t. XI).</text:p>
      <text:p text:style-name="Source">— <text:span text:style-name="T1">Cartulaire de Saint-Hugon ;</text:span> 1869, in-8° (Mém. de l’acad. de Savoie, 2<text:span text:style-name="T4">e</text:span> série, t. XI).</text:p>
      <text:p text:style-name="Source">— <text:span text:style-name="T1">Histoire de l’abbaye de Tamié.</text:span></text:p>
      <text:p text:style-name="P1">Carte de l’état-major français au <draw:frame draw:style-name="fr1" draw:name="Objet1" text:anchor-type="as-char" svg:width="1.058cm" svg:height="0.917cm" draw:z-index="0"><draw:object-ole xlink:href="./Object 1" xlink:type="simple" xlink:show="embed" xlink:actuate="onLoad"/><draw:image xlink:href="./ObjectReplacements/Object 1" xlink:type="simple" xlink:show="embed" xlink:actuate="onLoad"/></draw:frame><text:s/>en courbes de niveau, dite carte de la frontière des Alpes.</text:p>
      <text:p text:style-name="P1">Carte de l’état-major français au <draw:frame draw:style-name="fr1" draw:name="Objet2" text:anchor-type="as-char" svg:width="1.058cm" svg:height="0.917cm" draw:z-index="1"><draw:object-ole xlink:href="./Object 2" xlink:type="simple" xlink:show="embed" xlink:actuate="onLoad"/><draw:image xlink:href="./ObjectReplacements/Object 2" xlink:type="simple" xlink:show="embed" xlink:actuate="onLoad"/></draw:frame><text:s/>en hachures.</text:p>
      <text:p text:style-name="P1">Carte de l’état-major sarde au <draw:frame draw:style-name="fr1" draw:name="Objet3" text:anchor-type="as-char" svg:width="1.058cm" svg:height="0.917cm" draw:z-index="2"><draw:object-ole xlink:href="./Object 3" xlink:type="simple" xlink:show="embed" xlink:actuate="onLoad"/><draw:image xlink:href="./ObjectReplacements/Object 3" xlink:type="simple" xlink:show="embed" xlink:actuate="onLoad"/></draw:frame><text:s/>dite carte piémontaise.</text:p>
      <text:p text:style-name="P1">Carte de l’institut topographique italien au <draw:frame draw:style-name="fr2" draw:name="Objet4" text:anchor-type="as-char" svg:width="1.235cm" svg:height="0.917cm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P1">Carte du dépôt des fortifications au <draw:frame draw:style-name="fr1" draw:name="Objet5" text:anchor-type="as-char" svg:width="1.058cm" svg:height="0.917cm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1">Carte du service vicinal au <draw:frame draw:style-name="fr2" draw:name="Objet6" text:anchor-type="as-char" svg:width="1.235cm" svg:height="0.917cm" draw:z-index="5"><draw:object-ole xlink:href="./Object 6" xlink:type="simple" xlink:show="embed" xlink:actuate="onLoad"/><draw:image xlink:href="./ObjectReplacements/Object 6" xlink:type="simple" xlink:show="embed" xlink:actuate="onLoad"/></draw:frame></text:p>
      <text:p text:style-name="Source">Cartes de la Savoie, 1690 et 1691.</text:p>
      <text:p text:style-name="Source">Cartulaire. <text:span text:style-name="T1">Voir</text:span> Bernard (Aug.), Brossard (Joseph), Burnier (Eug.), Chevalier (l’abbé Ul.), Marion (Jules).</text:p>
      <text:p text:style-name="Source">Casalis Goffredo. <text:span text:style-name="T1">Dizionario geografico, storico, commerciale degli stati di S.M. il re di Sardegna.</text:span></text:p>
      <text:p text:style-name="Source">Cassini. <text:span text:style-name="T1">Carte de la France.</text:span></text:p>
      <text:p text:style-name="Source">Champier. <text:span text:style-name="T1">Les grands croniques des gestes et vertueux faits des très excellens, catholiques, illustres et victorieux ducs et princes du pays de Savoie et Pièmont ;</text:span> 1515.</text:p>
      <text:p text:style-name="Source">Chanlaire (P.-G.). <text:span text:style-name="T1">Tableau général de la nouvelle division de la France en départements ;</text:span> 1802, in-4°.</text:p>
      <text:p text:style-name="Source">Chapperon. <text:span text:style-name="T1">Guide de l’étranger à Chambéry et dans ses environs ;</text:span> 1837, in-8°.</text:p>
      <text:p text:style-name="Source">— <text:span text:style-name="T1">Tableau de Chambéry à la fin du XIV</text:span><text:span text:style-name="T5">e</text:span> <text:span text:style-name="T1">siècle ;</text:span> 1863.</text:p>
      <text:p text:style-name="Source">Chastillon (Claude). <text:span text:style-name="T1">Topographie française ;</text:span> 1646-1648, in-fol.</text:p>
      <text:p text:style-name="Source">Chevalier (l’abbé Ul.). <text:span text:style-name="T1">Cartulaire de l’abbaye de Saint-André-le-Bas, de Vienne ;</text:span> 1869, in-8°.</text:p>
      <text:p text:style-name="Source">— <text:span text:style-name="T1">Choix de documents historiques inédits relatifs au Dauphiné ;</text:span> 1874, in-8° (Bulletin de la soc. de statistique de l’Isère, t. XVII).</text:p>
      <text:p text:style-name="Source"><text:span text:style-name="T1">Chronique de Savoie. Voir</text:span> Paradin (Guillaume).</text:p>
      <text:p text:style-name="Source"><text:span text:style-name="T1">Chronique du P. Pelin, du couvent de S. Dominique de Chambéry</text:span> (<text:span text:style-name="T1">1600-1611</text:span>) ; (Mém. de la soc. sav. d’hist. et d’arch. t. II).</text:p>
      <text:p text:style-name="Source"><text:span text:style-name="Page">{175}</text:span><text:span text:style-name="T1">Congrès des sociétés savantes de la Savoie ;</text:span> 1878-1885, 7 vol. in-8°.</text:p>
      <text:p text:style-name="Source">Coutem (J.-M.) <text:span text:style-name="T1">Organisation municipale des Allues au XIV</text:span><text:span text:style-name="T5">e</text:span> <text:span text:style-name="T1">siècle ;</text:span> 1885, in-8° (Congrès des soc. sav. de la Savoie, t. VII).</text:p>
      <text:p text:style-name="Source">Couvert (l’abbé Alexandre) et Buttard (l’abbé Paul). <text:span text:style-name="T1">Notice sur le Fort-Sarrasin à Pontamafrey ;</text:span> extrait des archives de la commune ; 1860, in-8° (Trav. de la soc. d’hist. et d’arch. de la Maurienne, t. I, 2<text:span text:style-name="T4">e</text:span> b<text:span text:style-name="T4">in</text:span>).</text:p>
      <text:p text:style-name="Source">Chuit (le chanoine). <text:span text:style-name="T1">Notice historique sur les Allobroges et les anciens habitants des contrées qui composent aujourd’hui le duché de Savoie ;</text:span> 1830, in-8° (Mém. de l’acad. de Savoie, 1<text:span text:style-name="T4">re</text:span> série, t. VI).</text:p>
      <text:p text:style-name="Source">Cibrario. <text:span text:style-name="T1">Storia e descrizione della reale Badia d’Altacomba, antico sepolcro dei Reali di Savoia, fondata da Amedeo III, rinnovata da Carlo-Felice e Maria-Cristina, con documenti ;</text:span> 1843, in-fol.</text:p>
      <text:p text:style-name="Source">Cibrario et Promis. <text:span text:style-name="T1">Documenti, sigilli e monete appartenenti alla storia della monarchia di Savoia, raccolti in Savoia, in Isvizzera ed in Francia per ordine del Re Carlo-Alberto ;</text:span> 1833, gr. in-8°.</text:p>
      <text:p text:style-name="Source"><text:soft-page-break/>Clerc (Le). <text:span text:style-name="T1">Lacus Lemani vicinorumque locorum, etc. Bailliages de Gex, Nion, Terny, Thonon, Genève, etc. ;</text:span> 1619, in-fol.</text:p>
      <text:p text:style-name="Source">Combet (R<text:span text:style-name="T4">d</text:span> Esprit). <text:span text:style-name="T1">Sur l’ancienneté, les noms et la situation du diocèse de Maurienne,</text:span> édité par le comte Martin d’Arve. (Mém. de la soc. sav. d’hist. et d’arch., t. II).</text:p>
      <text:p text:style-name="Source">Costa de Beauregard. <text:span text:style-name="T1">Mémoires historiques sur la maison royale de Savoie et sur le pays soumis à sa domination, depuis le commencement du XI</text:span><text:span text:style-name="T5">e</text:span> <text:span text:style-name="T1">siècle jusqu’à l’année 1796 ;</text:span> 1816, 3 vol. in-8°.</text:p>
      <text:p text:style-name="Source">— <text:span text:style-name="T1">Matériaux historiques et documents inédits, extraits des archives de la ville de Chambéry ;</text:span> 1813, in-8° (Mém. de l’acad. de Savoie, t. XI).</text:p>
      <text:p text:style-name="Source">Delbêne (Alphonse). <text:span text:style-name="T1">Fragmentum descriptionis Sabaudiæ, ann. 1593-1600,</text:span> publié par Aug. Eufour (Mém. de la soc. sav. d’hist. et d’arch. t. IV).</text:p>
      <text:p text:style-name="Source">Delex (Jacques). <text:span text:style-name="T1">Chorographie des lieux remarquables qui dépendent de la domination du duc de Savoie ;</text:span> 1571, in-8°.</text:p>
      <text:p text:style-name="Source"><text:span text:style-name="T1">Dénombrement constitutionnel de la France ;</text:span> 1791, in-8°.</text:p>
      <text:p text:style-name="Source">Descostes (François). <text:span text:style-name="T1">Courses et ascensions dans les Alpes ; ascension du mont de Joigny ;</text:span> 1876, in-8° (Annuaire du club alpin français, 2<text:span text:style-name="T4">e</text:span> vol., 1875).</text:p>
      <text:p text:style-name="Source">— <text:span text:style-name="T1">Le Val de Fier ;</text:span> 1876, in-8° (<text:span text:style-name="T1">Ibidem</text:span>).</text:p>
      <text:p text:style-name="Source">— <text:span text:style-name="T1">Trois jours en Savoie ;</text:span> 1877, in-8°.</text:p>
      <text:p text:style-name="Source"><text:span text:style-name="Page">{176}</text:span>Descostes (François) et Pillet (Louis). <text:span text:style-name="T1">Le Grand Revard et l’orographie de la chaîne du Nivolet ;</text:span> 1877, in-8° (Annuaire du club alpin français, ann. 1876).</text:p>
      <text:p text:style-name="Source">Desjardins (L.). <text:span text:style-name="T1">Géographie historique et administrative de la Gaule romaine ;</text:span> 1876-1886, 3 vol. in-8°.</text:p>
      <text:p text:style-name="Source">Despine (A.). <text:span text:style-name="T1">Notes historiques sur les châteaux et localités de la Savoie appelés Châtelard ;</text:span> 1860-1861 (Revue savoisienne, t. I et II).</text:p>
      <text:p text:style-name="Source">Dessaix (Joseph). <text:span text:style-name="T1">La Savoie historique, pittoresque, statistique et biographique ;</text:span> 1856-1858, 2 vol. in-4°.</text:p>
      <text:p text:style-name="Source"><text:span text:style-name="T1">Dictionnaire des postes ;</text:span> Edit. de 1876.</text:p>
      <text:p text:style-name="Source">Duboin. <text:span text:style-name="T1">Raccolta per ordine di materie delle leggi, editti, manifesti, ecc ;</text:span> 1818-1836, 14 vol. in-fol.</text:p>
      <text:p text:style-name="Source">Ducis (l’abbé A.). <text:span text:style-name="T1">Mémoire sur les voies romaines de la Savoie ;</text:span> 1861, in-8°.</text:p>
      <text:p text:style-name="Source">— <text:span text:style-name="T1">Sur les antiquités gallo-romaines de la Bauche ;</text:span> 1862, in-8° (Revue savoisienne, t. III).</text:p>
      <text:p text:style-name="Source">— <text:span text:style-name="T1">Les Fins, Bautas et Annecy ;</text:span> 1863, in-8°.</text:p>
      <text:p text:style-name="Source">— <text:span text:style-name="T1">Les Allobroges à propos d’Alésia ;</text:span> 1866, in-8°.</text:p>
      <text:p text:style-name="Source">— <text:span text:style-name="T1">De l’origine et de l’organisation provinciale des diocèses de Savoie ;</text:span> 1866, in-8°.</text:p>
      <text:p text:style-name="Source">— <text:span text:style-name="T1">La Sabaudia et les Sebagini ;</text:span> 1867-1868, in-8° (Revue savoisienne, t. VIII et IX).</text:p>
      <text:p text:style-name="Source">— <text:span text:style-name="T1">Origine du nom de Savoie ;</text:span> 1868, in-8° (Revue savoisienne, t. IX).</text:p>
      <text:p text:style-name="Source">— <text:span text:style-name="T1">Le passage d’Annibal du Rhône aux Alpes ;</text:span> 1868, in-8°.</text:p>
      <text:p text:style-name="Source">— <text:span text:style-name="T1">Brigantio en Tarentaise ;</text:span> 1868, in-8° (Revue savoisienne, t. IX).</text:p>
      <text:p text:style-name="Source">— <text:span text:style-name="T1">La Maurienne ; étude de géographie historique ;</text:span> 1870, in-8° (Revue savoisienne, ann. 1870, p. 87 et 95).</text:p>
      <text:p text:style-name="Source">— <text:span text:style-name="T1">Mémoire sur la Savoie ;</text:span> 1870, in-8°.</text:p>
      <text:p text:style-name="Source">— <text:span text:style-name="T1">Questions archéologiques et historiques sur les Alpes de Savoie entre le lac Léman et le mont Genèvre ;</text:span> 1871, in-8°.</text:p>
      <text:p text:style-name="Source">— <text:span text:style-name="T1">Les Alpes graies, pennines et cottiennes ;</text:span> 1872, in-8°.</text:p>
      <text:p text:style-name="Source">— <text:span text:style-name="T1">Les camps celtiques du Châtelard. Etude sur les Allobroges et les Ceutrons dans le Haut-Faucigny ;</text:span> 1880, in-8°.</text:p>
      <text:p text:style-name="Source">— <text:span text:style-name="T1">Origine des cité et diocèse de Tarentaise ;</text:span> 1882, in-8°.</text:p>
      <text:p text:style-name="Source">— <text:span text:style-name="T1">Albertville à l’époque romaine et la vallée de Beaufort ;</text:span> 1883, in-8°.</text:p>
      <text:p text:style-name="Source">— <text:span text:style-name="T1">L’Epaona du concile de 517 ;</text:span> 1886, in-8°.</text:p>
      <text:p text:style-name="Source">— <text:span text:style-name="T1">Les Pœni d’Afrique et les Alpes pennines. Annibal en Chablais et en Valais ;</text:span> 1886, in-8°.</text:p>
      <text:p text:style-name="Source"><text:span text:style-name="Page">{177}</text:span>Dufour (Aug.). <text:span text:style-name="T1">Documents inédits relatifs à la Savoie, extraits de diverses archives de Turin ;</text:span> 1859-1876 (Mém. de la soc. sav. d’hist. et d’arch., t. III à VIII, XI et XV).</text:p>
      <text:p text:style-name="Source">— <text:span text:style-name="T1">Etat des bénéfices du décanat de Savoie, tiré du pouillé du diocèse de Grenoble de l’année 1488 et des visites des évêques ;</text:span> 1859, in-8° (<text:span text:style-name="T1">Ibidem,</text:span> t. III).</text:p>
      <text:p text:style-name="Source"><text:soft-page-break/>— <text:span text:style-name="T1">Note historique sur la Chantagne et l’Albanais ;</text:span> 1868, in-8° (Revue savoisienne, t. IX).</text:p>
      <text:p text:style-name="Source">— <text:span text:style-name="T1">Les franchises de Bessans en Maurienne ;</text:span> 1875, in-8° (Trav. de la soc. d’hist. et d’arch. de la Maurienne, t. III, 3<text:span text:style-name="T4">e</text:span> b<text:span text:style-name="T4">in</text:span>).</text:p>
      <text:p text:style-name="Source">Dufour (Aug.) et Rabut (Fr.). <text:span text:style-name="T1">Histoire de la commune de Flumet ;</text:span> 1867, in-8° (Mém. de la soc. sav. d’hist. et d’arch., t. XI).</text:p>
      <text:p text:style-name="Source">Dumas (Alexandre). <text:span text:style-name="T1">La Maison de Savoie depuis 1555 jusqu’en 1850 ;</text:span> 1852-1855.</text:p>
      <text:p text:style-name="Source">Durand (l’abbé Raoul). <text:span text:style-name="T1">Notes historiques sur la paroisse et commune d’Avrieux en Maurienne ;</text:span> 1876, in-8° (Trav. de la soc. d’hist. et d’arch. de la Maurienne, t. IV, 1<text:span text:style-name="T4">er</text:span> b<text:span text:style-name="T4">in</text:span>).</text:p>
      <text:p text:style-name="Source">Duval (César) <text:span text:style-name="T1">Ternier et Saint-Julien. Essai historique sur les anciens bailliages de Ternier et de Gaillard et le district révolutionnaire de Carouge ;</text:span> 1879, in-8°.</text:p>
      <text:p text:style-name="P2">Etat général des départements, districts, cantons et communes de la République française.</text:p>
      <text:p text:style-name="Source">Etat-major. <text:span text:style-name="T1">Carte de France.</text:span></text:p>
      <text:p text:style-name="Source">Expilly (l’abbé). <text:span text:style-name="T1">Dictionnaire géographique, historique et politique des Gaules et de la France ;</text:span> 1762-1770, 6 vol. in-fol.</text:p>
      <text:p text:style-name="Source">Ferrand (Henri). <text:span text:style-name="T1">Les Alpes de la Maurienne ;</text:span> 1878, in-8°.</text:p>
      <text:p text:style-name="Source">— <text:span text:style-name="T1">Vingt jours dans la Savoie méridionale ;</text:span> 1879, in-8°.</text:p>
      <text:p text:style-name="Source">— <text:span text:style-name="T1">Variétés alpines ;</text:span> 1880, in-8°.</text:p>
      <text:p text:style-name="Source">— <text:span text:style-name="T1">Histoire de la chute du Granier ;</text:span> 1883, in-8°.</text:p>
      <text:p text:style-name="Source">— <text:span text:style-name="T1">Histoire du mont Iseran ;</text:span> 1893, in-8°.</text:p>
      <text:p text:style-name="Source">— <text:span text:style-name="T1">La frontière franco-italienne entre le mont Thabor et le Petit-Saint-Bernard ; étude orographique ;</text:span> 1894, in-8°.</text:p>
      <text:p text:style-name="Source">F.M.F.D.L. (Ferrero). <text:span text:style-name="T1">Histoire généalogique de la Maison royale de Savoie ;</text:span> 1702, in-fol.</text:p>
      <text:p text:style-name="Source">Fleury (l’abbé). <text:span text:style-name="T1">Rapports entre le diocèse de Tarentaise et celui de Genève ;</text:span> 1875, in-8° (Mém. et doc. de l’acad. de la Val-d’Isère, t. III).</text:p>
      <text:p text:style-name="Source">Foray (Camille-Gabriel). <text:span text:style-name="T1">Notice sur les Hurtières ;</text:span> 1858, in-8° (Mém. de la soc. sav. d’hist. et d’arch., t. II).</text:p>
      <text:p text:style-name="Source">— <text:span text:style-name="T1">Monographie historique de la Basse-Maurienne ;</text:span> 1860-1863, in-8° (Trav. de la soc. d’hist. et d’arch. de la Maurienne, t. I, 2<text:span text:style-name="T4">e</text:span>, 3<text:span text:style-name="T4">e</text:span> et 4<text:span text:style-name="T4">e</text:span> b<text:span text:style-name="T4">ins</text:span>).</text:p>
      <text:p text:style-name="Source"><text:span text:style-name="Page">{178}</text:span>Fortis (comte de). <text:span text:style-name="T1">Amélie ou voyage à Aix-les-Bains et aux environs ;</text:span> 1829, 2 vol. in-8°.</text:p>
      <text:p text:style-name="Source">Frézet (Jean). <text:span text:style-name="T1">Histoire de la Maison de Savoie ;</text:span> 1826-1827, 3 vol. in-8°.</text:p>
      <text:p text:style-name="Source">Frisat (Jean). <text:span text:style-name="T1">Isaræ fluminis convivium seu vallis Tarentasiæ descriptio ;</text:span> 1600, in-8°.</text:p>
      <text:p text:style-name="Source"><text:span text:style-name="T1">Gallia christiana in provincias ecclesiasticas distributa ;</text:span> t. XII, XV et XVI.</text:p>
      <text:p text:style-name="Source">Gallois (N.). <text:span text:style-name="T1">Agrandissement de la France</text:span> (<text:span text:style-name="T1">Savoie et Nice</text:span>) ; 1860, in-8°.</text:p>
      <text:p text:style-name="Source">Garçon (l’abbé). <text:span text:style-name="T1">Notice sur le sanctuaire de Notre-Dame-de-Tout-Pouvoir, à Bozel ;</text:span> 1875, in-8° (Mém. et docum. de l’acad. de la Val-d’Isère, t. III).</text:p>
      <text:p text:style-name="Source">Gingins-la-Sarra (de). <text:span text:style-name="T1">Essai sur l’établissement des Burgunden dans la Gaule et sur le partage des terres entre eux et les regicoles.</text:span> (Mém. de l’acad. des sciences de Turin, t. XL).</text:p>
      <text:p text:style-name="Source">Grillet (J.-L.). <text:span text:style-name="T1">Eléments de chronologie et de géographie adaptés à l’histoire des princes de la royale Maison de Savoie, avec une description abrégée des provinces qui forment aujourd’hui les états du roi de Sardaigne ;</text:span> 1788, in-12.</text:p>
      <text:p text:style-name="Source">— <text:span text:style-name="T1">Dictionnaire historique, littéraire et statistique des départements du Mont-Blanc et du Léman ;</text:span> 1807, 3 vol. in-8°.</text:p>
      <text:p text:style-name="Source">Guérard (Benjamin). <text:span text:style-name="T1">Essai sur le système des divisions territoriales de la Gaule, depuis l’âge romain jusqu’à la fin de la dynastie carolingienne ;</text:span> 1831 (Mém. de l’institut de France. Acad. des inscr. et b. lettres, t. IX).</text:p>
      <text:p text:style-name="Source">Guichenon (Samuel). <text:span text:style-name="T1">Histoire de Bresse et de Bugey ;</text:span> 1750, in-fol.</text:p>
      <text:p text:style-name="Source">— <text:span text:style-name="T1">Histoire généalogique de la royale Maison de Savoie ;</text:span> 1778-1780, 4 tom. en 5 vol. in-fol.</text:p>
      <text:p text:style-name="Source">Héran (d’). <text:span text:style-name="T1">Du duché de Savoie ou état de ce pays en 1833 ;</text:span> 1833, in-8°.</text:p>
      <text:p text:style-name="Source">Huguenin (Jos.). <text:span text:style-name="T1">Franchises de Montmélian et d’Arbin, précédées d’une note sur les franchises de la Savoie par F. Rabut ;</text:span> 1858, in-8° (Mém. de la soc. sav. d’hist et d’arch., t. II).</text:p>
      <text:p text:style-name="P2">Itinerarium Antonini.</text:p>
      <text:p text:style-name="Source"><text:soft-page-break/>Jacquemond. <text:span text:style-name="T1">Description historique de l’abbaye royale d’Hautecombe et des mansolées élevés dans son église aux princes de la Maison royale de Savoie ;</text:span> 1843, in-8°.</text:p>
      <text:p text:style-name="Source">Joanne (Adolphe). <text:span text:style-name="T1">Itinéraire descriptif et historique de la Savoie, contenant un panorama du Mont-Blanc ;</text:span> 1860, in-18.</text:p>
      <text:p text:style-name="Source">Jussieu (A. de). <text:span text:style-name="T1">Annuaire administratif et historique du département de la Savoie ;</text:span> 1863, in-8°.</text:p>
      <text:p text:style-name="Source"><text:span text:style-name="Page">{179}</text:span>Loche (comte de). <text:span text:style-name="T1">Histoire de Grésy-sur-Aix ;</text:span> 1874, in-8°.</text:p>
      <text:p text:style-name="Source">Longnon (Auguste). <text:span text:style-name="T1">Etudes sur les pays de la Gaule ;</text:span> 1869-1872, in-8°.</text:p>
      <text:p text:style-name="Source">— <text:span text:style-name="T1">Géographie de la Gaule au VI</text:span><text:span text:style-name="T5">e</text:span> <text:span text:style-name="T1">siècle ;</text:span> 1878, in-8°.</text:p>
      <text:p text:style-name="Source">Lullin. <text:span text:style-name="T1">Notice historico-topographique sur la Savoie ;</text:span> 1787, in-8°.</text:p>
      <text:p text:style-name="Source">Luyrard (Antony). <text:span text:style-name="T1">Dictionnaire historique, biographique, scientifique, statistique, géographique et littéraire de la Savoie ancienne et moderne</text:span> (<text:span text:style-name="T1">Dauphiné, Bresse, Bugey, Valromey, pays de Gex, partie de la Suisse, etc.</text:span>), <text:span text:style-name="T1">contenant le résumé alphabétique de tout ce qui se rapporte à la Savoie, à son histoire, etc. ;</text:span> 1856, in-4°.</text:p>
      <text:p text:style-name="Source">Mabillon. <text:span text:style-name="T1">De re diplomatica ;</text:span> 1686. — Supplément ; 1704, in-fol.</text:p>
      <text:p text:style-name="Source">Mareschal de Luciane (Fr.-Clément de). <text:span text:style-name="T1">Franchises et autres documents inédits relatifs à Lanslebourg ;</text:span> 1881, in-8° (Trav. de la soc. d’hist. et d’arch. de la Maurienne, t. VI, 1<text:span text:style-name="T4">er</text:span> b<text:span text:style-name="T4">in</text:span>).</text:p>
      <text:p text:style-name="Source">— <text:span text:style-name="T1">Souveraineté temporelle des évêques de Maurienne au moyen-âge ;</text:span> 1891, in-8° (Mém. de l’acad. de Savoie, 4<text:span text:style-name="T4">e</text:span> série, t. III).</text:p>
      <text:p text:style-name="Source">Marion (Jules). <text:span text:style-name="T1">Cartulaires de l’église cathédrale de Grenoble dits cartulaires de S. Hugues ;</text:span> 1869, in-4° (Coll. des docum. inédits).</text:p>
      <text:p text:style-name="Source"><text:span text:style-name="T1">Mémoires de l’académie des sciences, belles-lettres et arts de Savoie ;</text:span> 1825-1894, 41 vol. in-8° ; documents, 7 vol.</text:p>
      <text:p text:style-name="Source"><text:span text:style-name="T1">Mémoires de la société savoisienne d’histoire et d’archéologie ;</text:span> 1856-1894, 34 vol. in-8°.</text:p>
      <text:p text:style-name="Source"><text:span text:style-name="T1">Mémoires et documents de l’académie de la Val-d’Isère ;</text:span> 1866-1891, 5 vol. in-8°.</text:p>
      <text:p text:style-name="Source"><text:span text:style-name="T1">Mémoires et documents de l’académie salésienne ;</text:span> 1879-1885, 8 vol. in-8°.</text:p>
      <text:p text:style-name="Source"><text:span text:style-name="T1">Mémoires et documents de la société florimontane. Voir</text:span> Revue savoisienne.</text:p>
      <text:p text:style-name="Source">Ménabréa (Louis). <text:span text:style-name="T1">Montmélian et les Alpes ;</text:span> 1841, in-8° (Mém. de l’acad. de Savoie, 1<text:span text:style-name="T4">re</text:span> série, t. X).</text:p>
      <text:p text:style-name="Source">Mermillod (F.). <text:span text:style-name="T1">Une excursion à Saint-Martin-de-Belleville ;</text:span> 1869, in-8° (Revue savoisienne, t. X).</text:p>
      <text:p text:style-name="Source">Miédan-Gros (l’abbé Vital). <text:span text:style-name="T1">Note sur l’orthographe du nom de quelques communes de l’arrondissement de Moûtiers et de celui d’Albertville ;</text:span> 1883, in-8° (Congrès des soc. sav. de la Savoie, t. VI).</text:p>
      <text:p text:style-name="Source">Million (l’abbé F.-M.). <text:span text:style-name="T1">Le village de Saint-Germain-de-Séez et ses franchises ;</text:span> 1875, in-8° (Mém. et doc. de l’acad. de la Val-d’Isère, t. III).</text:p>
      <text:p text:style-name="Source"><text:span text:style-name="Page">{180}</text:span>Montanel (de). <text:span text:style-name="T1">La topographie militaire de la frontière des Alpes,</text:span> publiée par A. de Rochas d’Aiglune ; 1875, in-8° (Docum. inédits relatifs au Dauphiné, t. III).</text:p>
      <text:p text:style-name="Source"><text:span text:style-name="T1">Monumenta historiæ patriæ edita jussu regis Caroli-Alberti ;</text:span> 1836, 4 vol. in-fol.</text:p>
      <text:p text:style-name="Source">Morand (L.). <text:span text:style-name="T1">Les Bauges ; histoire et documents ;</text:span> 1889-1891, 3 vol. in-8°.</text:p>
      <text:p text:style-name="Source">— <text:span text:style-name="T1">Personnel ecclésiastique du diocèse de Chambéry ;</text:span> 1893, in-8° (Mém. de l’acad. de Savoie, t. VII des documents).</text:p>
      <text:p text:style-name="Source">Mortillet (Gabriel de). <text:span text:style-name="T1">Savoie et Haute-Savoie ;</text:span> 1877, in-8°.</text:p>
      <text:p text:style-name="Source">Mottard (D<text:span text:style-name="T4">r</text:span> Antoine). <text:span text:style-name="T1">Etat succinet du diocèse de Maurienne par R</text:span><text:span text:style-name="T5">d</text:span> <text:span text:style-name="T1">Esprit Combet</text:span> (<text:span text:style-name="T1">XVIII</text:span><text:span text:style-name="T5">e</text:span> <text:span text:style-name="T1">siècle</text:span>) ; 1874, in-8° (Trav. de la soc. d’hist. et d’arch. de la Maurienne, t. III, 3<text:span text:style-name="T4">e</text:span> b<text:span text:style-name="T4">in</text:span>).</text:p>
      <text:p text:style-name="Source">Mottard (D<text:span text:style-name="T4">r</text:span> Antoine) et Guillaume (l’abbé P.). <text:span text:style-name="T1">Anciennes limites du diocèse de Maurienne ;</text:span> 1882, in-8° (Trav. de la soc. d’hist. et d’arch. de la Maurienne, t. V, 2<text:span text:style-name="T4">e</text:span> b<text:span text:style-name="T4">in</text:span>).</text:p>
      <text:p text:style-name="Source">Mouxy de Loche (de). <text:span text:style-name="T1">Dissertation sur l’origine du nom et de la ville d’Aix-les-Bains ;</text:span> 1882, in-8° (Congrès des soc. sav. de la Savoie, t. V).</text:p>
      <text:p text:style-name="Source">Mugnier (François). <text:span text:style-name="T1">Etat de l’abbaye de Tamié en 1707 ;</text:span> 1883, in-8° (Congrès des soc. sav. de la Savoie, t. VI).</text:p>
      <text:p text:style-name="Source">Naz (Pierre-Antoine). <text:span text:style-name="T1">Examen des franchises de Saint-Genix</text:span> (<text:span text:style-name="T1">1232-1257</text:span>) ; 1867, in-8° (Mém. de la soc. sav. d’hist. et d’arch., t. XI).</text:p>
      <text:p text:style-name="Source"><text:span text:style-name="T1">Notitia provinciarum et civitatum Galliæ</text:span> (dans Gallia christiana, t. I et XII).</text:p>
      <text:p text:style-name="Source"><text:span text:style-name="T1">Obituaire du chapitre de Saint-Jean-de-Maurienne</text:span> (Mém. de l’acad. de Savoie ; docum. t. II).</text:p>
      <text:p text:style-name="Source"><text:soft-page-break/>Palluel. <text:span text:style-name="T1">Annuaire du département du Mont-Blanc ;</text:span> ans XII à XIV, 3 vol. in-18.</text:p>
      <text:p text:style-name="Source">Paradin (Guillaume). <text:span text:style-name="T1">Cronique de Savoye ;</text:span> 1561, in-4°.</text:p>
      <text:p text:style-name="Source">Pardessus. <text:span text:style-name="T1">Diplomata, chartæ…, ad res gallo-francicas spectantia ;</text:span> 1843-1849, 2 vol. in-fol.</text:p>
      <text:p text:style-name="Source">Pascal. <text:span text:style-name="T1">Notice historique sur la percée du grand tunnel des Alpes, commune des Fourneaux ;</text:span> 1881, in-8° (Trav. de la soc. d’hist. et d’arch. de la Maurienne, t. V, 1<text:span text:style-name="T4">er</text:span> b<text:span text:style-name="T4">in</text:span>).</text:p>
      <text:p text:style-name="Source">Perrin. <text:span text:style-name="T1">Topographie et défense des Alpes françaises ;</text:span> 1894, gr. in-8°.</text:p>
      <text:p text:style-name="Source">Perrin (André). <text:span text:style-name="T1">Géographie des départements de la Savoie et de la Haute-Savoie ;</text:span> 1862, in-8°.</text:p>
      <text:p text:style-name="Source">Pesey (marquis de). <text:span text:style-name="T1">Topographie des grandes Alpes. Noms, situation et détail des vallées de la France le long des grandes</text:span> <text:span text:style-name="Page">{181}</text:span><text:span text:style-name="T1">Alpes, dans le Dauphiné et la Provence, et de celles qui descendent des Alpes en Italie depuis la Savoie jusqu’à celles de Saint-Etienne au comté de Nice</text:span> (Extr. des campagnes du maréchal de Maillebois), 1793, in-8°.</text:p>
      <text:p text:style-name="Source">Pettex (l’abbé J.-M.). <text:span text:style-name="T1">Statistique historique du diocèse d’Annecy ;</text:span> 1880, in-8° (Mém. et docum. de l’acad. salésienne, t. II).</text:p>
      <text:p text:style-name="Source">Peuchet (J.) et Chanlaire (P.-G.). <text:span text:style-name="T1">Description topographique et statistique de la France ;</text:span> 1810, 2 vol. in-4°.</text:p>
      <text:p text:style-name="Source">Picolet. <text:span text:style-name="T1">Etat actuel de la Savoie ; frontières naturelles, nationalité des peuples ;</text:span> 1833, in-8°.</text:p>
      <text:p text:style-name="Source">Poncet (l’abbé P.-F.). <text:span text:style-name="T1">Etude historique et artistique sur les anciennes églises de la Savoie et des rives du lac Léman ;</text:span> 1884, in-8° (Mém. et docum. de l’acad. salésienne, t. VII et VIII).</text:p>
      <text:p text:style-name="Source">Ponnat (de). <text:span text:style-name="T1">Note critique sur l’origine du nom actuel de Saint-Julien-de-Maurienne ;</text:span> 1879, in-8° (Congrès des soc. sav. de la Savoie, t. II).</text:p>
      <text:p text:style-name="Source">Pont (l’abbé G.). <text:span text:style-name="T1">Archives municipales de Saint-Jean-de-Belleville ; épisode révolutionnaire ;</text:span> 1868, in-8° (Mém. et docum. de l’acad. de la Val-d’Isère, t. II).</text:p>
      <text:p text:style-name="Source">Prudhomme. <text:span text:style-name="T1">Dictionnaire géographique et méthodique de la République française en 120 départements ;</text:span> an VII, 2 vol. in-8°.</text:p>
      <text:p text:style-name="Source">Rabut (François). <text:span text:style-name="T1">Quelques inscriptions recueillies en Savoie ;</text:span> 1861-1862, in-8° (Revue savoisienne, t. II et III).</text:p>
      <text:p text:style-name="Source">— <text:span text:style-name="T1">Miolans prison d’Etat ;</text:span> 1879, in-8° (Mém. de la soc. sav. d’hist. et d’arch., t. XVIII).</text:p>
      <text:p text:style-name="Source">Raverat (le baron). <text:span text:style-name="T1">Les Alpes pennines, grecques et cottiennes ;</text:span> 1872, in-8° (Revue savoisienne, t. XIII).</text:p>
      <text:p text:style-name="Source">Raymond. <text:span text:style-name="T1">Carte topographique militaire des Alpes, comprenant le Piémont, la Savoie, le comté de Nice, le Valais, le duché de Gênes, le Milanais et partie des états limitrophes ;</text:span> 1820, in-fol.</text:p>
      <text:p text:style-name="Source">Raymond (G.-M.). <text:span text:style-name="T1">Notice sur la situation géographico-topographique de la ville de Chambéry ;</text:span> 1827, in-8° (Mém. de l’acad. de Savoie, 1<text:span text:style-name="T4">re</text:span> série, t. II).</text:p>
      <text:p text:style-name="Source"><text:span text:style-name="T1">Regeste genevois ou répertoire chronologique et analytique des documents imprimés relatifs à l’histoire de la ville et du diocèse de Genève ;</text:span> 1866, in-4°.</text:p>
      <text:p text:style-name="Source">Replat (J.). <text:span text:style-name="T1">Esquisse du comté de Savoie au X</text:span><text:span text:style-name="T5">e</text:span> <text:span text:style-name="T1">siècle ;</text:span> 1836, in-8°.</text:p>
      <text:p text:style-name="Source"><text:span text:style-name="T1">République française</text:span> (<text:span text:style-name="T1">La</text:span>) <text:span text:style-name="T1">en 88 départements ; dictionnaire géographique et méthodique ;</text:span> an III.</text:p>
      <text:p text:style-name="Source"><text:span text:style-name="Page">{182}</text:span>Révil. <text:span text:style-name="T1">Histoire de la géologie des Alpes de Savoie</text:span> (<text:span text:style-name="T1">1779-1891</text:span>) ; 1892, in-8° (Mém. de l’acad. de Savoie, 4<text:span text:style-name="T4">e</text:span> série, t. IV).</text:p>
      <text:p text:style-name="Source"><text:span text:style-name="T1">Revue savoisienne, journal publié par l’association florimontane d’Annecy ;</text:span> 1860-1885, 26 vol. in-8°.</text:p>
      <text:p text:style-name="Source">Richard. <text:span text:style-name="T1">Guide du voyageur en Savoie et en Piémont ;</text:span> 1839, in-12.</text:p>
      <text:p text:style-name="Source">Rivalii (A.). <text:span text:style-name="T1">De Allobrogibus libri novem,</text:span> édité par de Terrebasse ; 1834, in-8°.</text:p>
      <text:p text:style-name="Source">Roche. <text:span text:style-name="T1">Notices historiques sur les anciens Centrons, sur leurs villes et sur leurs salines ;</text:span> 1819, in-8°.</text:p>
      <text:p text:style-name="Source">Saint-Genis (Victor de). <text:span text:style-name="T1">Histoire de Savoie </text:span><text:span text:style-name="T3">;</text:span><text:span text:style-name="T8"> 1868-18</text:span>69, 3 vol. in-8°.</text:p>
      <text:p text:style-name="Source">Sanson, <text:span text:style-name="T1">Partie méridionale des estats de Savoye divisés en leurs mandements ;</text:span> 1663, in-fol.</text:p>
      <text:p text:style-name="Source">Saussay. <text:span text:style-name="T1">Statistique du département du Mont-Blanc ;</text:span> an IX, in-8°.</text:p>
      <text:p text:style-name="Source">Saussure (Horace-Bénédict de). <text:span text:style-name="T1">Voyages dans les Alpes ;</text:span> 1803, 4 vol. in-4°.</text:p>
      <text:p text:style-name="Source">Savarin (l’abbé). <text:span text:style-name="T1">Notice historique sur le prieuré de Bellentre avec pièces justificatives ;</text:span> 1868, in-8° (Mém. et docum. de l’acad. de la Val-d’Isère, t. II).</text:p>
      <text:p text:style-name="Source">Simlerus (Josias). <text:span text:style-name="T1">Vallesiæ et Alpium descriptio ;</text:span> 1633, in-4°.</text:p>
      <text:p text:style-name="Source"><text:span text:style-name="T1">Statistique générale de la France publiée par ordre de S.M. l’Empereur et roi sur les mémoires adressés au ministère de l’intérieur par MM. les Préfets. Département du Mont-Blanc</text:span> par de Verneilh ; 1807, in-4°.</text:p>
      <text:p text:style-name="Source"><text:soft-page-break/>Stefani (G.). <text:span text:style-name="T1">Dizionario corografico della Savoja,</text:span> 1855, in-4°.</text:p>
      <text:p text:style-name="Source">— <text:span text:style-name="T1">Dizionario generale geografico e statistico degli stati Sardi ;</text:span> 1855, in-16.</text:p>
      <text:p text:style-name="P2">Table de Peutinger.</text:p>
      <text:p text:style-name="Source"><text:span text:style-name="T1">Theatrum</text:span> (<text:span text:style-name="T1">novum</text:span>) <text:span text:style-name="T1">Pedemontii et Sabaudiæ, sive accurata descriptio ipsorum urbium…,</text:span> etc. ; 1726, 2 vol. gr. in-fol.</text:p>
      <text:p text:style-name="Source"><text:span text:style-name="T1">Traités publics de la royale maison de Savoie avec les puissances étrangères depuis la paix de Câteau-Cambrésis jusqu’à nos jours ;</text:span> 1836, in-4°.</text:p>
      <text:p text:style-name="Source"><text:span text:style-name="T1">Travaux de la société d’histoire et d’archéologie de la Maurienne ;</text:span> 1859-1892, 6 vol. in-8°.</text:p>
      <text:p text:style-name="Source">Truchet (Florimond). <text:span text:style-name="T1">Franchises accordées par les évêques de Maurienne aux habitants de Saint-Jean-de-Maurienne ;</text:span> 1868, in-8° (Trav. de la soc. d’hist. et d’arch. de la Maurienne, t. III, 3<text:span text:style-name="T4">e</text:span> b<text:span text:style-name="T4">in</text:span>).</text:p>
      <text:p text:style-name="Source"><text:span text:style-name="Page">{183}</text:span>— <text:span text:style-name="T1">Les franchises de Bessans octroyées par le prince-cardinal de Savoie le 16 juillet 1620 ;</text:span> 1875, in-8° (<text:span text:style-name="T1">ibidem,</text:span> t. III, 3<text:span text:style-name="T4">e</text:span> b<text:span text:style-name="T4">in</text:span>).</text:p>
      <text:p text:style-name="Source">— <text:span text:style-name="T1">Documents pour servir à l’histoire de la Maurienne ;</text:span> 1876, in-8° (<text:span text:style-name="T1">ibidem,</text:span> t. III, 5<text:span text:style-name="T4">e</text:span> b<text:span text:style-name="T4">in</text:span>).</text:p>
      <text:p text:style-name="Source">— <text:span text:style-name="T1">Contribution à l’histoire de la ville de Saint-Jean-de-Maurienne pendant la période romaine</text:span> (<text:span text:style-name="T1">III</text:span><text:span text:style-name="T5">e</text:span> <text:span text:style-name="T1">siècle</text:span>) ; 1883, in-8° (Congrès des soc. sav. de la Savoie, t. VI).</text:p>
      <text:p text:style-name="Source">Truchet (l’abbé Saturnin). <text:span text:style-name="T1">Nolice historique sur la commune de Valloires ;</text:span> 1859, in-8° (Trav. de la soc. d’hist. et d’arch. de la Maurienne, t. I, 1<text:span text:style-name="T4">er</text:span> b<text:span text:style-name="T4">in</text:span>).</text:p>
      <text:p text:style-name="Source">— <text:span text:style-name="T1">Notes historiques sur la commune de Jarrier,</text:span> 1862, in-8° (<text:span text:style-name="T1">ibidem,</text:span> t. I, 3<text:span text:style-name="T4">e</text:span> b<text:span text:style-name="T4">in</text:span>).</text:p>
      <text:p text:style-name="Source">— <text:span text:style-name="T1">La commune de Saint-Sorlin-d’Arves et les guerres de la fin du XVI</text:span><text:span text:style-name="T5">e</text:span> <text:span text:style-name="T1">siècle ;</text:span> 1879, in-8° (<text:span text:style-name="T1">ibidem,</text:span> t. IV, 3<text:span text:style-name="T4">e</text:span> b<text:span text:style-name="T4">in</text:span>).</text:p>
      <text:p text:style-name="Source">— <text:span text:style-name="T1">Notes historiques sur le canton de Saint-Jean-de-Maurienne de 1795 à 1800 ;</text:span> 1879, in-8° (<text:span text:style-name="T1">ibidem,</text:span> t. IV, 4<text:span text:style-name="T4">e</text:span> b<text:span text:style-name="T4">in</text:span>).</text:p>
      <text:p text:style-name="Source">— <text:span text:style-name="T1">Les fiefs du chapitre de Saint-Jean-de-Maurienne</text:span> (<text:span text:style-name="T1">XI</text:span><text:span text:style-name="T5">e</text:span>-<text:span text:style-name="T1">XII</text:span><text:span text:style-name="T5">e</text:span> <text:span text:style-name="T1">siècles</text:span>) ; 1879, in-8° (<text:span text:style-name="T1">ibidem,</text:span> t. IV, 5<text:span text:style-name="T4">e</text:span> b<text:span text:style-name="T4">in</text:span>).</text:p>
      <text:p text:style-name="Source">— <text:span text:style-name="T1">Notes sur la commune de Montrond aux XVI</text:span><text:span text:style-name="T5">e</text:span> <text:span text:style-name="T1">et XVII</text:span><text:span text:style-name="T5">e</text:span> <text:span text:style-name="T1">siècles ; pestes et guerres ;</text:span> 1881, in-8° (<text:span text:style-name="T1">ibidem,</text:span> t. V, 1<text:span text:style-name="T4">er</text:span> b<text:span text:style-name="T4">in</text:span>).</text:p>
      <text:p text:style-name="Source">— <text:span text:style-name="T1">Notes sur l’église, les chapelles et la cure de Villargondran ;</text:span> 1881, in-8° (<text:span text:style-name="T1">ibidem,</text:span> t. V, 1<text:span text:style-name="T4">er</text:span> b<text:span text:style-name="T4">in</text:span>).</text:p>
      <text:p text:style-name="Source">— <text:span text:style-name="T1">L’insurrection des Arves, la châtellenie de Valloires et l’évêque Ogier de Conflans ;</text:span> 1884, in-8° (<text:span text:style-name="T1">ibidem,</text:span> t. V, 5<text:span text:style-name="T4">e</text:span> b<text:span text:style-name="T4">in</text:span>).</text:p>
      <text:p text:style-name="Source">— <text:span text:style-name="T1">Quelques notes sur Valloires ;</text:span> 1892, in-8° (<text:span text:style-name="T1">ibidem,</text:span> t. VI, 2<text:span text:style-name="T4">e</text:span> b<text:span text:style-name="T4">in</text:span>).</text:p>
      <text:p text:style-name="Source">Truchet (l’abbé) et Buttard (l’abbé Paul). <text:span text:style-name="T1">Quelques notes sur la commune de Saint-André ;</text:span> 1882, in-8° (<text:span text:style-name="T1">ibidem,</text:span> t. V, 2<text:span text:style-name="T4">e</text:span> b<text:span text:style-name="T4">in</text:span>).</text:p>
      <text:p text:style-name="Source">Vallier (Gustave). <text:span text:style-name="T1">Numismatique mérovingienne de la Tarentaise ;</text:span> 1875, in-8° (Mém. et doc. de l’acad. de la Val-d’Isère, t. III).</text:p>
      <text:p text:style-name="Source">— <text:span text:style-name="T1">Numismatique méroringienne de la Maurienne ;</text:span> 1877, in-8° (Trav. de la soc. d’hist. et d’arch. de la Maurienne, t. IV, 2<text:span text:style-name="T4">e</text:span> b<text:span text:style-name="T4">in</text:span>).</text:p>
      <text:p text:style-name="Source">— <text:span text:style-name="T1">Sur l’origine des noms de l’Isère et de la Tarentaise ;</text:span> 1885, in-8° (Congrès des soc. sav. de la Savoie, t. VII).</text:p>
      <text:p text:style-name="Source">Valois (Adrien de). <text:span text:style-name="T1">Notitia Galliarum ;</text:span> 1675, in-fol.</text:p>
      <text:p text:style-name="Source">Vaugóndy (Robert de). <text:span text:style-name="T1">Le duché de Savoye qui comprend le Chablais, Fossigny, Genevois, Savoye-Propre, Tarentaise et Maurienne,</text:span> 1751, in-fol.</text:p>
      <text:p text:style-name="Source">Velo. <text:span text:style-name="T1">Dei passagi alpini con un opuscolo sulle fisiche rivoluzioni delle Alpi…,</text:span> 1804, in-8°.</text:p>
      <text:p text:style-name="Source"><text:span text:style-name="Page">{184}</text:span>Verneilh (de). <text:span text:style-name="T1">Voir</text:span> Statistique générale de la France.</text:p>
      <text:p text:style-name="Source">Vignet (comte de). <text:span text:style-name="T1">Notice sur les voies romaines qui conduisaient de Lemincum à Augustum ;</text:span> 1843, in-8° (Mém. de l’acad. de Savoie, 1<text:span text:style-name="T4">re</text:span> série, t. XI).</text:p>
      <text:p text:style-name="Source">Vivien de Saint-Martin. <text:span text:style-name="T1">Nouveau dictionnaire de géographie universelle</text:span> (59<text:span text:style-name="T4">e</text:span> fasc.) ; 1891, in-4°.</text:p>
      <text:p text:style-name="Source">Walckenaer. <text:span text:style-name="T1">Géographie ancienne, historique et comparée des Gaules cisalpine et transalpine ;</text:span> 1839, 3 vol. in-8° avec atlas.</text:p>
      <text:p text:style-name="Sour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cm" fo:margin-right="0cm" fo:margin-top="0cm" fo:margin-bottom="0.071cm" loext:contextual-spacing="false" fo:line-height="0.388cm" fo:text-align="justify" style:justify-single-word="false" fo:text-indent="0.635cm" style:auto-text-indent="false"/>
      <style:text-properties fo:font-size="9pt" fo:language="fr" fo:country="FR" style:font-size-asian="9pt" style:font-size-complex="9pt"/>
    </style:style>
    <style:style style:name="Chapitre_20_Titre" style:display-name="Chapitre Titre" style:family="paragraph">
      <style:paragraph-properties fo:margin-top="0cm" fo:margin-bottom="0.847cm" loext:contextual-spacing="false" fo:line-height="0.635cm" fo:text-align="center" style:justify-single-word="false" fo:keep-together="always" fo:orphans="2" fo:widows="2" fo:keep-with-next="always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Section_20_Titre_20_NS" style:display-name="Section Titre NS" style:family="paragraph">
      <style:paragraph-properties fo:margin-top="0cm" fo:margin-bottom="0.423cm" loext:contextual-spacing="false" fo:line-height="0.564cm" fo:text-align="center" style:justify-single-word="false" fo:keep-together="always" fo:orphans="2" fo:widows="2" fo:keep-with-next="always" style:text-autospace="none"/>
      <style:text-properties fo:color="#800000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Source" style:family="paragraph">
      <style:paragraph-properties fo:margin-left="0.635cm" fo:margin-right="0cm" fo:margin-top="0cm" fo:margin-bottom="0.106cm" loext:contextual-spacing="false" fo:line-height="0.423cm" fo:text-align="justify" style:justify-single-word="false" fo:orphans="2" fo:widows="2" fo:text-indent="-0.635cm" style:auto-text-indent="false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ection_20_Titre" style:display-name="Section Titre" style:family="paragraph">
      <style:paragraph-properties fo:margin-top="0.847cm" fo:margin-bottom="0.423cm" loext:contextual-spacing="false" fo:line-height="0.564cm" fo:text-align="center" style:justify-single-word="false" fo:keep-together="always" fo:orphans="2" fo:widows="2" fo:keep-with-next="always" style:text-autospace="none"/>
      <style:text-properties fo:color="#800000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text"/>
    <style:style style:name="Page" style:family="text" style:parent-style-name="Default_20_Paragraph_20_Font">
      <style:text-properties fo:color="#ff0000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167}INDEX BIBLIOGRAPHIQUE</dc:title>
    <dc:subject/>
    <meta:keyword/>
    <dc:description/>
    <meta:initial-creator>Balaur Shah</meta:initial-creator>
    <meta:creation-date>2019-04-21T10:18:00</meta:creation-date>
    <dc:date>2019-08-13T18:37:37.458144168</dc:date>
    <meta:editing-cycles>5</meta:editing-cycles>
    <meta:editing-duration>PT8M33S</meta:editing-duration>
    <meta:generator>LibreOffice/6.0.7.3$MacOSX_X86_64 LibreOffice_project/dc89aa7a9eabfd848af146d5086077aeed2ae4a5</meta:generator>
    <meta:document-statistic meta:table-count="0" meta:image-count="0" meta:object-count="6" meta:page-count="10" meta:paragraph-count="350" meta:word-count="5443" meta:character-count="34462" meta:non-whitespace-character-count="29198"/>
    <meta:user-defined meta:name="MTWinEqns" meta:value-type="boolean">true</meta:user-defined>
  </office:meta>
</office:document-meta>
</file>